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2*"/>
    </style:style>
    <style:style style:name="Table1.B" style:family="table-column">
      <style:table-column-properties style:column-width="3.401cm" style:rel-column-width="13109*"/>
    </style:style>
    <style:style style:name="Table1.E" style:family="table-column">
      <style:table-column-properties style:column-width="3.401cm" style:rel-column-width="1311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2" style:family="table-row">
      <style:table-row-properties style:min-row-height="6.027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2" style:family="table">
      <style:table-properties style:width="7.091cm" table:align="left"/>
    </style:style>
    <style:style style:name="Table2.A" style:family="table-column">
      <style:table-column-properties style:column-width="7.091cm"/>
    </style:style>
    <style:style style:name="Table2.1" style:family="table-row">
      <style:table-row-properties style:min-row-height="2.604cm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1ed62b" officeooo:paragraph-rsid="000d2a85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ed62b" officeooo:paragraph-rsid="000d2a85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officeooo:rsid="001ed62b" officeooo:paragraph-rsid="000d2a85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officeooo:rsid="0020da0a" officeooo:paragraph-rsid="000d2a85"/>
    </style:style>
    <style:style style:name="P5" style:family="paragraph" style:parent-style-name="Table_20_Contents">
      <style:paragraph-properties fo:text-align="start" style:justify-single-word="false"/>
      <style:text-properties officeooo:rsid="0021d77d" officeooo:paragraph-rsid="000d2a85"/>
    </style:style>
    <style:style style:name="P6" style:family="paragraph" style:parent-style-name="Table_20_Contents">
      <style:paragraph-properties fo:text-align="start" style:justify-single-word="false"/>
      <style:text-properties officeooo:rsid="000e09e7" officeooo:paragraph-rsid="000e09e7"/>
    </style:style>
    <style:style style:name="P7" style:family="paragraph" style:parent-style-name="Table_20_Contents">
      <style:paragraph-properties fo:text-align="start" style:justify-single-word="false"/>
      <style:text-properties officeooo:rsid="000e09e7" officeooo:paragraph-rsid="00117f7a"/>
    </style:style>
    <style:style style:name="P8" style:family="paragraph" style:parent-style-name="Table_20_Contents">
      <style:paragraph-properties fo:text-align="start" style:justify-single-word="false"/>
      <style:text-properties officeooo:rsid="000fddcf" officeooo:paragraph-rsid="000fddcf"/>
    </style:style>
    <style:style style:name="P9" style:family="paragraph" style:parent-style-name="Table_20_Contents">
      <style:paragraph-properties fo:text-align="start" style:justify-single-word="false"/>
      <style:text-properties officeooo:rsid="00117f7a" officeooo:paragraph-rsid="00117f7a"/>
    </style:style>
    <style:style style:name="P10" style:family="paragraph" style:parent-style-name="Table_20_Contents">
      <style:paragraph-properties fo:text-align="start" style:justify-single-word="false"/>
      <style:text-properties fo:font-weight="normal" officeooo:rsid="0020da0a" officeooo:paragraph-rsid="000d2a85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111111" officeooo:rsid="000e09e7" officeooo:paragraph-rsid="000e09e7"/>
    </style:style>
    <style:style style:name="P12" style:family="paragraph" style:parent-style-name="Table_20_Contents">
      <style:paragraph-properties fo:text-align="start" style:justify-single-word="false"/>
      <style:text-properties fo:color="#111111" officeooo:rsid="00117f7a" officeooo:paragraph-rsid="00117f7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2a85" style:font-weight-asian="normal" style:font-weight-complex="normal"/>
    </style:style>
    <style:style style:name="T3" style:family="text">
      <style:text-properties officeooo:rsid="000d2a85"/>
    </style:style>
    <style:style style:name="T4" style:family="text">
      <style:text-properties fo:color="#111111"/>
    </style:style>
    <style:style style:name="T5" style:family="text">
      <style:text-properties fo:color="#111111" officeooo:rsid="000e09e7"/>
    </style:style>
    <style:style style:name="T6" style:family="text">
      <style:text-properties fo:color="#111111" officeooo:rsid="00117f7a"/>
    </style:style>
    <style:style style:name="T7" style:family="text">
      <style:text-properties fo:color="#111111" officeooo:rsid="00144ec6"/>
    </style:style>
    <style:style style:name="T8" style:family="text">
      <style:text-properties officeooo:rsid="001313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lient <text:s text:c="78"/><text:span text:style-name="T3">Tax Invoice for Tchebs</text:span></text:p>
      <text:p text:style-name="P2"/>
      <text:p text:style-name="P1">East Midlands Water CC <text:s text:c="50"/><text:span text:style-name="T3">Vat Number:</text:span> <text:s text:c="21"/></text:p>
      <text:p text:style-name="P4">PO <text:span text:style-name="T1">BOX: 12499 <text:s text:c="64"/></text:span><text:span text:style-name="T2">Registration Nr: <text:s text:c="2"/>2015 / 453171 / 07</text:span></text:p>
      <text:p text:style-name="P4"><text:span text:style-name="T1">Stellenbosch <text:s text:c="70"/></text:span><text:span text:style-name="T2">Date: <text:s text:c="20"/>15 August 2016</text:span></text:p>
      <text:p text:style-name="P10">7600</text:p>
      <text:p text:style-name="P5"><text:span text:style-name="T1">Vat Number: 4180241046 <text:s text:c="49"/></text:span><text:span text:style-name="T2">Invoice Nr: <text:s text:c="11"/>1082016</text:span><text:span text:style-name="T1"> <text:s text:c="49"/></text:span></text:p>
      <text:p text:style-name="P1"/>
      <text:p text:style-name="P1">Cell: 0825159279</text:p>
      <text:p text:style-name="P1">E-mail: <text:a xlink:type="simple" xlink:href="mailto:denise@emwc.co.za"><text:span text:style-name="T5">denise@emwc.co.za</text:span></text:a></text:p>
      <text:p text:style-name="P1"/>
      <text:p text:style-name="P1"/>
      <text:p text:style-name="P11">Customer System controle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6">Services</text:p>
          </table:table-cell>
          <table:table-cell table:style-name="Table1.A1" office:value-type="string">
            <text:p text:style-name="P6">Hours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8">Hourly Price </text:p>
          </table:table-cell>
          <table:table-cell table:style-name="Table1.E1" office:value-type="string">
            <text:p text:style-name="P8">Total Price </text:p>
          </table:table-cell>
        </table:table-row>
        <table:table-row table:style-name="Table1.2">
          <table:table-cell table:style-name="Table1.A2" office:value-type="string">
            <text:p text:style-name="P8">Requirement analysis of the system</text:p>
            <text:p text:style-name="P8"/>
            <text:p text:style-name="P8">Design of the system</text:p>
            <text:p text:style-name="P8"/>
            <text:p text:style-name="P8"/>
            <text:p text:style-name="P8">Data import</text:p>
            <text:p text:style-name="P8"/>
            <text:p text:style-name="P8"/>
            <text:p text:style-name="P8"/>
            <text:p text:style-name="P8"/>
            <text:p text:style-name="P8">Data Conversion</text:p>
            <text:p text:style-name="P8"/>
            <text:p text:style-name="P8"/>
          </table:table-cell>
          <table:table-cell table:style-name="Table1.A2" office:value-type="string">
            <text:p text:style-name="P8">2</text:p>
            <text:p text:style-name="P8"/>
            <text:p text:style-name="P8"/>
            <text:p text:style-name="P8"/>
            <text:p text:style-name="P8">2</text:p>
            <text:p text:style-name="P8"/>
            <text:p text:style-name="P8"/>
            <text:p text:style-name="P8"/>
            <text:p text:style-name="P8">1</text:p>
            <text:p text:style-name="P8"/>
            <text:p text:style-name="P8"/>
            <text:p text:style-name="P8"/>
            <text:p text:style-name="P8"/>
            <text:p text:style-name="P8">5</text:p>
          </table:table-cell>
          <table:table-cell table:style-name="Table1.A2" office:value-type="string">
            <text:p text:style-name="P8">Analysis system controle</text:p>
            <text:p text:style-name="P8"/>
            <text:p text:style-name="P8"/>
            <text:p text:style-name="P8">Database Design</text:p>
            <text:p text:style-name="P8"/>
            <text:p text:style-name="P8"/>
            <text:p text:style-name="P8"/>
            <text:p text:style-name="P8">Import data from Microsoft sql srver to Mysql server</text:p>
            <text:p text:style-name="P8"/>
            <text:p text:style-name="P9">convert and filter data into database</text:p>
          </table:table-cell>
          <table:table-cell table:style-name="Table1.A2" office:value-type="string">
            <text:p text:style-name="P8">R 200</text:p>
            <text:p text:style-name="P8"/>
            <text:p text:style-name="P8"/>
            <text:p text:style-name="P8"/>
            <text:p text:style-name="P8">R 400</text:p>
            <text:p text:style-name="P8"/>
            <text:p text:style-name="P8"/>
            <text:p text:style-name="P8"/>
            <text:p text:style-name="P8">R 200</text:p>
            <text:p text:style-name="P8"/>
            <text:p text:style-name="P8"/>
            <text:p text:style-name="P8"/>
            <text:p text:style-name="P8"/>
            <text:p text:style-name="P9">R 1000</text:p>
          </table:table-cell>
          <table:table-cell table:style-name="Table1.E2" office:value-type="string">
            <text:p text:style-name="P8">R 400</text:p>
            <text:p text:style-name="P8"/>
            <text:p text:style-name="P8"/>
            <text:p text:style-name="P8"/>
            <text:p text:style-name="P8">R 400</text:p>
            <text:p text:style-name="P8"/>
            <text:p text:style-name="P8"/>
            <text:p text:style-name="P8"/>
            <text:p text:style-name="P8">R 200</text:p>
            <text:p text:style-name="P8"/>
            <text:p text:style-name="P8"/>
            <text:p text:style-name="P8"/>
            <text:p text:style-name="P8"/>
            <text:p text:style-name="P9">R 10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<text:s text:c="16"/>Total <text:s/>: </text:p>
          </table:table-cell>
          <table:table-cell table:style-name="Table3.B1" office:value-type="string">
            <text:p text:style-name="P7"><text:span text:style-name="T6"><text:s text:c="17"/>R 2</text:span><text:span text:style-name="T7">00</text:span><text:span text:style-name="T6">0.00</text:span><text:span text:style-name="T4"> <text:s text:c="5"/></text:span></text:p>
          </table:table-cell>
        </table:table-row>
      </table:table>
      <text:p text:style-name="P6"/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Bank Account Details :</text:p>
            <text:p text:style-name="P9">Name: <text:s text:c="14"/>seneco Clothing</text:p>
            <text:p text:style-name="P9">Bank: <text:s text:c="15"/>First National Bank</text:p>
            <text:p text:style-name="P9">Account Nr: <text:s text:c="4"/>62100970252</text:p>
            <text:p text:style-name="P9">Branch Code: <text:s text:c="2"/>200610</text:p>
          </table:table-cell>
        </table:table-row>
      </table:table>
      <text:p text:style-name="P6"><text:span text:style-name="T4"><text:s text:c="82"/></text:span><text:span text:style-name="T6"><text:s text:c="5"/></text:span><text:span text:style-name="T4"><text:s text:c="2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23:33:25.599135273</meta:creation-date>
    <dc:date>2016-08-16T10:54:59.017703964</dc:date>
    <meta:editing-duration>PT4M52S</meta:editing-duration>
    <meta:editing-cycles>2</meta:editing-cycles>
    <meta:generator>LibreOffice/4.2.8.2$Linux_X86_64 LibreOffice_project/420m0$Build-2</meta:generator>
    <meta:document-statistic meta:table-count="3" meta:image-count="0" meta:object-count="0" meta:page-count="1" meta:paragraph-count="42" meta:word-count="121" meta:character-count="1285" meta:non-whitespace-character-count="603"/>
  </office:meta>
</office:document-meta>
</file>